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36d3" officeooo:paragraph-rsid="000636d3"/>
    </style:style>
    <style:style style:name="P2" style:family="paragraph" style:parent-style-name="Standard">
      <style:text-properties officeooo:rsid="00067731" officeooo:paragraph-rsid="000677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 this is working now changing the restore task with some other name like unstage using “alias” keyword</text:p>
      <text:p text:style-name="P2">LET SEE WHAT HEPPEM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6T20:46:57.418000000</dc:date>
    <meta:editing-duration>PT1M12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" meta:word-count="22" meta:character-count="123" meta:non-whitespace-character-count="103"/>
  </office:meta>
</office:document-meta>
</file>